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34ef" officeooo:paragraph-rsid="00063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and User Manual for the Artist Portfolio Management Program</text:p>
      <text:p text:style-name="P1"/>
      <text:p text:style-name="P1">ver <text:s/>alpha1 13 Jan 2020 – Chris Rehm </text:p>
      <text:p text:style-name="P1"/>
      <text:p text:style-name="P1"/>
      <text:p text:style-name="P1">1. Purpose:</text:p>
      <text:p text:style-name="P1"/>
      <text:p text:style-name="P1">2. Installation:</text:p>
      <text:p text:style-name="P1"/>
      <text:p text:style-name="P1">3. <text:s/>Set Up:</text:p>
      <text:p text:style-name="P1"/>
      <text:p text:style-name="P1">4: Menu Tasks:</text:p>
      <text:p text:style-name="P1"/>
      <text:p text:style-name="P1">5: Screen Tasks:</text:p>
      <text:p text:style-name="P1"/>
      <text:p text:style-name="P1">6. Planned Future Features:</text:p>
      <text:p text:style-name="P1"/>
      <text:p text:style-name="P1">7. Bug Report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Rehm</meta:initial-creator>
    <meta:creation-date>2020-01-13T13:58:36.049691718</meta:creation-date>
    <dc:date>2020-01-13T14:04:03.836193601</dc:date>
    <dc:creator>Christopher Rehm</dc:creator>
    <meta:editing-duration>PT5M32S</meta:editing-duration>
    <meta:editing-cycles>1</meta:editing-cycles>
    <meta:document-statistic meta:table-count="0" meta:image-count="0" meta:object-count="0" meta:page-count="1" meta:paragraph-count="9" meta:word-count="37" meta:character-count="222" meta:non-whitespace-character-count="190"/>
    <meta:generator>LibreOffice/6.2.8.2$Linux_X86_64 LibreOffice_project/20$Build-2</meta:generator>
  </office:meta>
</office:document-meta>
</file>